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4ac3" officeooo:paragraph-rsid="001e4ac3"/>
    </style:style>
    <style:style style:name="P2" style:family="paragraph" style:parent-style-name="Standard">
      <style:text-properties officeooo:rsid="001e4ac3" officeooo:paragraph-rsid="001ebaa4"/>
    </style:style>
    <style:style style:name="P3" style:family="paragraph" style:parent-style-name="Standard">
      <style:text-properties officeooo:rsid="001e4ac3" officeooo:paragraph-rsid="001fe7ce"/>
    </style:style>
    <style:style style:name="P4" style:family="paragraph" style:parent-style-name="Standard">
      <style:text-properties officeooo:rsid="001e4ac3" officeooo:paragraph-rsid="00203c56"/>
    </style:style>
    <style:style style:name="P5" style:family="paragraph" style:parent-style-name="Standard">
      <style:text-properties officeooo:rsid="001ebaa4" officeooo:paragraph-rsid="001ebaa4"/>
    </style:style>
    <style:style style:name="P6" style:family="paragraph" style:parent-style-name="Standard">
      <style:text-properties officeooo:rsid="001fc220" officeooo:paragraph-rsid="001fc220"/>
    </style:style>
    <style:style style:name="P7" style:family="paragraph" style:parent-style-name="Standard">
      <style:text-properties officeooo:rsid="00203c56" officeooo:paragraph-rsid="00203c56"/>
    </style:style>
    <style:style style:name="P8" style:family="paragraph" style:parent-style-name="Standard">
      <style:text-properties officeooo:rsid="002083c6" officeooo:paragraph-rsid="002083c6"/>
    </style:style>
    <style:style style:name="T1" style:family="text">
      <style:text-properties officeooo:rsid="001ebaa4"/>
    </style:style>
    <style:style style:name="T2" style:family="text">
      <style:text-properties officeooo:rsid="001fc220"/>
    </style:style>
    <style:style style:name="T3" style:family="text">
      <style:text-properties officeooo:rsid="001fe7ce"/>
    </style:style>
    <style:style style:name="T4" style:family="text">
      <style:text-properties officeooo:rsid="00203c56"/>
    </style:style>
    <style:style style:name="T5" style:family="text">
      <style:text-properties officeooo:rsid="002083c6"/>
    </style:style>
    <style:style style:name="T6" style:family="text">
      <style:text-properties officeooo:rsid="00222d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ome works you need to do before starting:</text:p>
      <text:p text:style-name="P6">make sure you have install your GPU driver correctly!!!</text:p>
      <text:p text:style-name="P5">A commputer with Ubuntu18.04 </text:p>
      <text:p text:style-name="P1"><text:span text:style-name="T1">Because t</text:span>ensorflow-gpu==1.9.0 or tensorflow-gpu==1.6.0 need use cuda9.0, <text:span text:style-name="T1"><text:s/></text:span>we use the version below:</text:p>
      <text:p text:style-name="P2"><text:span text:style-name="T1"><text:tab/>1.</text:span>cuda_9.0.176_384.81_linux.run</text:p>
      <text:p text:style-name="P2"><text:span text:style-name="T1"><text:tab/>2.cudnn-9.0-linux-x64-v7.solitairetheme8</text:span></text:p>
      <text:p text:style-name="P5"><text:tab/>tips: select the linux-<text:span text:style-name="T6">version</text:span> package when download the two package above!!!</text:p>
      <text:p text:style-name="P1">Ubuntu18.04 <text:s/>install cu<text:span text:style-name="T2">da:</text:span></text:p>
      <text:p text:style-name="P1"/>
      <text:p text:style-name="P1">### <text:span text:style-name="T2">install steps</text:span>####</text:p>
      <text:p text:style-name="P1"># <text:span text:style-name="T3">verify that your GPU supports CUDA</text:span></text:p>
      <text:p text:style-name="P1"># <text:span text:style-name="T3">download</text:span> <text:span text:style-name="T3">and install </text:span>nvidia cuda toolkit <text:span text:style-name="T3">and</text:span> cudnn</text:p>
      <text:p text:style-name="P1"># <text:span text:style-name="T3">setting the environment variables </text:span></text:p>
      <text:p text:style-name="P1"># <text:span text:style-name="T3">verify that you have success! Enjoy it!</text:span></text:p>
      <text:p text:style-name="P1">###</text:p>
      <text:p text:style-name="P1"/>
      <text:p text:style-name="P3">### <text:span text:style-name="T3">verify that your GPU supports CUDA</text:span></text:p>
      <text:p text:style-name="P1">lspci | grep -i nvidia</text:p>
      <text:p text:style-name="P1"/>
      <text:p text:style-name="P1">### <text:span text:style-name="T3">verify that you have installed gcc, display the version of your gcc</text:span></text:p>
      <text:p text:style-name="P1">gcc --version</text:p>
      <text:p text:style-name="P1"/>
      <text:p text:style-name="P1"># <text:span text:style-name="T3">first get the </text:span>PPA repository driver</text:p>
      <text:p text:style-name="P1">sudo add-apt-repository ppa:graphics-drivers/ppa</text:p>
      <text:p text:style-name="P1"/>
      <text:p text:style-name="P1"># <text:span text:style-name="T3">install the</text:span> nvidia <text:span text:style-name="T3">driver</text:span> </text:p>
      <text:p text:style-name="P1">sudo apt install nvidia-384 nvidia-384-dev</text:p>
      <text:p text:style-name="P1"/>
      <text:p text:style-name="P1"># <text:span text:style-name="T3">install other significant package</text:span></text:p>
      <text:p text:style-name="P1">sudo apt-get install g++ freeglut3-dev build-essential libx11-dev libxmu-dev libxi-dev libglu1-mesa libglu1-mesa-dev</text:p>
      <text:p text:style-name="P1"/>
      <text:p text:style-name="P1"># CUDA 9 <text:span text:style-name="T4">need</text:span> gcc 6</text:p>
      <text:p text:style-name="P1">sudo apt install gcc-6</text:p>
      <text:p text:style-name="P1">sudo apt install g++-6</text:p>
      <text:p text:style-name="P1"/>
      <text:p text:style-name="P1"># <text:span text:style-name="T4">download </text:span>cuda <text:span text:style-name="T4">from </text:span>https://developer.nvidia.com/compute/cuda/9.0/Prod/local_installers/cuda_9.0.176_384.81_linux-run</text:p>
      <text:p text:style-name="P1"/>
      <text:p text:style-name="P4"># <text:span text:style-name="T4">give </text:span>cuda_9.0.176_384.81_linux.run <text:s/><text:span text:style-name="T4">the right to execute, and run it</text:span></text:p>
      <text:p text:style-name="P1">chmod +x cuda_9.0.176_384.81_linux.run </text:p>
      <text:p text:style-name="P1">sudo ./cuda_9.0.176_384.81_linux.run --override</text:p>
      <text:p text:style-name="P1"/>
      <text:p text:style-name="P7">then you will get information like blow:</text:p>
      <text:p text:style-name="P1"/>
      <text:p text:style-name="P1">You are attempting to install on an unsupported configuration. Do you wish to continue? </text:p>
      <text:p text:style-name="P1">y(es)</text:p>
      <text:p text:style-name="P1"/>
      <text:p text:style-name="P1">Install NVIDIA Accelerated Graphics Driver for Linux-x86_64 384.81? </text:p>
      <text:p text:style-name="P1">n(o)</text:p>
      <text:p text:style-name="P1"/>
      <text:p text:style-name="P1"><text:soft-page-break/>Install the CUDA 9.0 Toolkit? </text:p>
      <text:p text:style-name="P1">y(es)</text:p>
      <text:p text:style-name="P1"/>
      <text:p text:style-name="P1"># <text:span text:style-name="T4">setting <text:s/>softlink for gcc&amp;g++ </text:span></text:p>
      <text:p text:style-name="P1">sudo ln -s /usr/bin/gcc-6 /usr/local/cuda/bin/gcc</text:p>
      <text:p text:style-name="P1">sudo ln -s /usr/bin/g++-6 /usr/local/cuda/bin/g++</text:p>
      <text:p text:style-name="P1"/>
      <text:p text:style-name="P1"># <text:span text:style-name="T4">setting environment variables</text:span></text:p>
      <text:p text:style-name="P1">echo 'export PATH=/usr/local/cuda-9.0/bin:$PATH' &gt;&gt; ~/.bashrc</text:p>
      <text:p text:style-name="P1">echo 'export LD_LIBRARY_PATH=/usr/local/cuda-9.0/lib64:$LD_LIBRARY_PATH' &gt;&gt; ~/.bashrc</text:p>
      <text:p text:style-name="P1">source ~/.bashrc</text:p>
      <text:p text:style-name="P1"/>
      <text:p text:style-name="P4"># <text:span text:style-name="T4">download cudnn-9.0-linux-x64-v7.solitairetheme8 from </text:span>https://developer.nvidia.com/cudnn</text:p>
      <text:p text:style-name="P7">unpack it :</text:p>
      <text:p text:style-name="P7">tar -xzvf path/to/<text:span text:style-name="T1">cudnn-9.0-linux-x64-v7.solitairetheme8</text:span></text:p>
      <text:p text:style-name="P1"/>
      <text:p text:style-name="P4"># <text:span text:style-name="T4">copy the files you got just now into the dictionary where the cuda-9.0 is installed!</text:span></text:p>
      <text:p text:style-name="P1">sudo cp -P cuda/include/cudnn.h /usr/local/cuda-9.0/include</text:p>
      <text:p text:style-name="P1">sudo cp -P cuda/lib64/libcudnn* /usr/local/cuda-9.0/lib64/</text:p>
      <text:p text:style-name="P1">sudo chmod a+r /usr/local/cuda-9.0/lib64/libcudnn*</text:p>
      <text:p text:style-name="P1"/>
      <text:p text:style-name="P1"># restart computer before you verify that <text:span text:style-name="T6">you installed successfully</text:span>!</text:p>
      <text:p text:style-name="P1">nvidia-smi</text:p>
      <text:p text:style-name="P1">nvcc -V</text:p>
      <text:p text:style-name="P1"/>
      <text:p text:style-name="P1"/>
      <text:p text:style-name="P1"/>
      <text:p text:style-name="P1"/>
      <text:p text:style-name="P1">I<text:span text:style-name="T6">s</text:span>sues:</text:p>
      <text:p text:style-name="P1">if occurs error like this:</text:p>
      <text:p text:style-name="P1"><text:span text:style-name="T5">“Im</text:span>ortError: libcublas.so.9.0: cannot open shared object file: No such file or directory”</text:p>
      <text:p text:style-name="P8">look like you need run the command in bash:</text:p>
      <text:p text:style-name="P8"><text:s/>export LD_LIBRARY_PATH=$LD_LIBRARY_PATH:/usr/local/cuda-9.0/lib64</text:p>
      <text:p text:style-name="P8">then everything will be ok!</text:p>
      <text:p text:style-name="P8"/>
      <text:p text:style-name="P8"/>
      <text:p text:style-name="P8">To <text:s/>run keras-yolov3, some site-packages you need install also:</text:p>
      <text:p text:style-name="P8">python==3.6.x </text:p>
      <text:p text:style-name="P8">tensorflow-gpu==1.6.0 or tensorflow-gpu==1.9.0(have installed)</text:p>
      <text:p text:style-name="P8">keras==2.1.5</text:p>
      <text:p text:style-name="P8">opencv-python==3.4.2.16</text:p>
      <text:p text:style-name="P8">numpy==1.16.5</text:p>
      <text:p text:style-name="P8">h5py</text:p>
      <text:p text:style-name="P8">matplotlib</text:p>
      <text:p text:style-name="P8">pill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9T19:40:29.984623971</meta:creation-date>
    <meta:generator>LibreOffice/6.0.7.3$Linux_X86_64 LibreOffice_project/00m0$Build-3</meta:generator>
    <dc:date>2019-12-19T20:50:58.086162268</dc:date>
    <meta:editing-duration>PT37M54S</meta:editing-duration>
    <meta:editing-cycles>6</meta:editing-cycles>
    <meta:document-statistic meta:table-count="0" meta:image-count="0" meta:object-count="0" meta:page-count="2" meta:paragraph-count="70" meta:word-count="358" meta:character-count="2901" meta:non-whitespace-character-count="2597"/>
  </office:meta>
</office:document-meta>
</file>